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  <manifest:file-entry manifest:full-path="Pictures/10000000000005E8000007E0F045E2B3.jpg" manifest:media-type="image/jpeg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4.832cm, 6.372cm, 11.033cm, 1.25cm)" draw:image-opacity="100%" style:mirror="none" loext:decorative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8.948cm" svg:height="22.9cm" svg:x="0.991cm" svg:y="2.291cm">
          <draw:image xlink:href="Pictures/10000000000005E8000007E0F045E2B3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91cm" fo:margin-bottom="0.991cm" fo:margin-left="0.991cm" fo:margin-right="0.99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2-18T09:47:32.733000000</meta:creation-date>
    <dc:date>2024-05-06T11:52:40.015200555</dc:date>
    <meta:editing-duration>PT3M35S</meta:editing-duration>
    <meta:editing-cycles>6</meta:editing-cycles>
    <meta:generator>LibreOffice/24.2.2.2$MacOSX_AARCH64 LibreOffice_project/d56cc158d8a96260b836f100ef4b4ef25d6f1a01</meta:generator>
    <meta:document-statistic meta:object-count="1"/>
  </office:meta>
</office:document-meta>
</file>